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oppins" svg:font-family="Poppins, sans-serif"/>
    <style:font-face style:name="Verdana" svg:font-family="Verdana, Geneva, Tahoma, sans-serif"/>
  </office:font-face-decls>
  <office:automatic-styles>
    <style:style style:name="P1" style:family="paragraph" style:parent-style-name="Heading_20_1">
      <style:paragraph-properties fo:margin-left="0in" fo:margin-right="0in" fo:margin-top="0in" fo:margin-bottom="0in" style:contextual-spacing="false" fo:text-align="center" style:justify-single-word="false" fo:orphans="2" fo:widows="2" fo:text-indent="0in" style:auto-text-indent="false" fo:padding="0in" fo:border="none"/>
      <style:text-properties fo:font-variant="normal" fo:text-transform="none" fo:color="#000000" loext:opacity="100%" style:font-name="Verdana" fo:font-size="14pt" fo:letter-spacing="normal" fo:font-style="normal" fo:font-weight="normal"/>
    </style:style>
    <style:style style:name="P2"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fo:padding="0in" fo:border="none"/>
      <style:text-properties fo:font-variant="normal" fo:text-transform="none" fo:color="#000000" loext:opacity="100%" style:font-name="Poppins" fo:font-size="14pt" fo:letter-spacing="normal" fo:font-style="normal" fo:font-weight="normal"/>
    </style:style>
    <style:style style:name="P3" style:family="paragraph" style:parent-style-name="Text_20_body" style:list-style-name="L1">
      <style:paragraph-properties fo:margin-left="0in" fo:margin-right="0in" fo:margin-top="0in" fo:margin-bottom="0in" style:contextual-spacing="false" fo:text-align="center" style:justify-single-word="false" fo:orphans="2" fo:widows="2" fo:text-indent="0in" style:auto-text-indent="false" fo:padding="0in" fo:border="none"/>
      <style:text-properties fo:font-variant="normal" fo:text-transform="none" fo:color="#000000" loext:opacity="100%" style:font-name="Poppins" fo:font-size="14pt" fo:letter-spacing="normal" fo:font-style="normal" fo:font-weight="normal"/>
    </style:style>
    <style:style style:name="P4" style:family="paragraph" style:parent-style-name="Text_20_body" style:list-style-name="L2">
      <style:paragraph-properties fo:margin-left="0in" fo:margin-right="0in" fo:margin-top="0in" fo:margin-bottom="0in" style:contextual-spacing="false" fo:text-align="center" style:justify-single-word="false" fo:orphans="2" fo:widows="2" fo:text-indent="0in" style:auto-text-indent="false" fo:padding="0in" fo:border="none"/>
      <style:text-properties fo:font-variant="normal" fo:text-transform="none" fo:color="#000000" loext:opacity="100%" style:font-name="Poppins" fo:font-size="14pt" fo:letter-spacing="normal" fo:font-style="normal" fo:font-weight="normal"/>
    </style:style>
    <style:style style:name="P5" style:family="paragraph" style:parent-style-name="Text_20_body" style:list-style-name="L3">
      <style:paragraph-properties fo:margin-left="0in" fo:margin-right="0in" fo:margin-top="0in" fo:margin-bottom="0in" style:contextual-spacing="false" fo:text-align="center" style:justify-single-word="false" fo:orphans="2" fo:widows="2" fo:text-indent="0in" style:auto-text-indent="false" fo:padding="0in" fo:border="none"/>
      <style:text-properties fo:font-variant="normal" fo:text-transform="none" fo:color="#000000" loext:opacity="100%" style:font-name="Poppins" fo:font-size="14pt" fo:letter-spacing="normal" fo:font-style="normal" fo:font-weight="normal"/>
    </style:style>
    <style:style style:name="P6"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000000" loext:opacity="100%" style:font-name="Poppins" fo:font-size="14pt" fo:letter-spacing="normal" fo:font-style="normal" fo:font-weight="normal" loext:padding="0in" loext:border="none"/>
    </style:style>
    <style:style style:name="P7" style:family="paragraph" style:parent-style-name="Text_20_body">
      <style:paragraph-properties fo:margin-left="0in" fo:margin-right="0in" fo:text-align="center" style:justify-single-word="false" fo:orphans="2" fo:widows="2" fo:text-indent="0in" style:auto-text-indent="false"/>
    </style:style>
    <style:style style:name="T1" style:family="text">
      <style:text-properties fo:font-variant="normal" fo:text-transform="none" fo:color="#000000" loext:opacity="100%" style:font-name="Poppins" fo:font-size="14pt" fo:letter-spacing="normal" fo:font-style="normal" fo:font-weight="normal"/>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xperience</text:h>
      <text:p text:style-name="Text_20_body"/>
      <text:p text:style-name="P2">Software Engineer<text:line-break/>PangaFarm, [Nairobi]<text:line-break/>2019, June - 2021, September.<text:line-break/><text:line-break/>Led the development of an automated farm planner that helped local farmers track the growth of the their crops. It gave them tips on maximum productivity and at the same time give them a platform to connect with buyers and agri-experts. This resulted to a collaboration with the ministry of agriculture where farmers throughout the country were empowered to focus on smart farming. They were able to interact with various experts and got to directly negotiate with buyers globally. This eliminated the gap that brokers filled hence more earnings direct to the farmer who we believe to be the main contributor. Apart from the agricultural input, this project also boosted the economy via a market place offering both food security and economic growth. Maintained and optimized existing software applications, improving user interfaces and securre log-ins to ensure an all inclusive interactive platform.<text:line-break/><text:line-break/><text:line-break/>Education:<text:line-break/><text:line-break/>Bachelor's in Computer Science, Strathmore UNiversity, 2018.<text:line-break/><text:line-break/>Skills:<text:line-break/><text:line-break/>Programming Languages:</text:p>
      <text:list xml:id="list2706362749" text:style-name="L1">
        <text:list-item>
          <text:p text:style-name="P3">Python</text:p>
        </text:list-item>
        <text:list-item>
          <text:p text:style-name="P3">Java</text:p>
        </text:list-item>
        <text:list-item>
          <text:p text:style-name="P3">C++</text:p>
        </text:list-item>
        <text:list-item>
          <text:p text:style-name="P3">Java Script</text:p>
        </text:list-item>
      </text:list>
      <text:p text:style-name="P7"><text:line-break/><text:line-break/><text:span text:style-name="T1">Frameworks:</text:span></text:p>
      <text:list xml:id="list1053007290" text:style-name="L2">
        <text:list-item>
          <text:p text:style-name="P4">React</text:p>
        </text:list-item>
        <text:list-item>
          <text:p text:style-name="P4">Django</text:p>
        </text:list-item>
        <text:list-item>
          <text:p text:style-name="P4"><text:soft-page-break/>Express.js</text:p>
        </text:list-item>
      </text:list>
      <text:p text:style-name="P7"><text:line-break/><text:line-break/><text:span text:style-name="T1">Tools:</text:span></text:p>
      <text:list xml:id="list3376798503" text:style-name="L3">
        <text:list-item>
          <text:p text:style-name="P5">Github</text:p>
        </text:list-item>
        <text:list-item>
          <text:p text:style-name="P5">Azure</text:p>
        </text:list-item>
        <text:list-item>
          <text:p text:style-name="P5">Atom</text:p>
        </text:list-item>
        <text:list-item>
          <text:p text:style-name="P5">Jira</text:p>
        </text:list-item>
      </text:list>
      <text:p text:style-name="P7"><text:span text:style-name="T1">Projects: PangaFarm: A smart farm platform for all scale farmers and all certfied agri-experts.</text:span><text:line-break/><text:line-break/><text:span text:style-name="T1">Park Easy: A collaboration with the county government of Nairobi to fullt automate parking within the CBD.</text:span></text:p>
      <text:p text:style-name="P6"/>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oppins" svg:font-family="Poppins, sans-serif"/>
    <style:font-face style:name="Verdana" svg:font-family="Verdana, Geneva, Tahom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7T21:11:44.079218062</meta:creation-date>
    <dc:date>2024-03-17T21:12:55.609097440</dc:date>
    <meta:editing-duration>PT1M12S</meta:editing-duration>
    <meta:editing-cycles>1</meta:editing-cycles>
    <meta:document-statistic meta:table-count="0" meta:image-count="0" meta:object-count="0" meta:page-count="2" meta:paragraph-count="16" meta:word-count="219" meta:character-count="1389" meta:non-whitespace-character-count="1186"/>
    <meta:generator>LibreOffice/7.3.7.2$Linux_X86_64 LibreOffice_project/30$Build-2</meta:generator>
  </office:meta>
</office:document-meta>
</file>